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7.449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9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background-color="#b2b2b2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column table:style-name="co3" table:default-cell-style-name="ce5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Keyword or Phrase</text:p>
          </table:table-cell>
          <table:table-cell table:style-name="ce4" office:value-type="string">
            <text:p>Relevance</text:p>
          </table:table-cell>
          <table:table-cell table:style-name="ce1" office:value-type="string">
            <text:p>Search volume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KEI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me photography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])/3)*([.D2]^2/[.E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oto studio</text:p>
          </table:table-cell>
          <table:table-cell office:value-type="float" office:value="1">
            <text:p>1</text:p>
          </table:table-cell>
          <table:table-cell/>
          <table:table-cell table:style-name="ce6"/>
          <table:table-cell table:style-name="ce7" table:formula="of:=((4-[.C3])/3)*([.D3]^2/[.E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oto studio rental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4])/3)*([.D4]^2/[.E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otography and cinema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5])/3)*([.D5]^2/[.E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6])/3)*([.D6]^2/[.E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otography studio equipment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7])/3)*([.D7]^2/[.E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hotography studi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8])/3)*([.D8]^2/[.E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ofessional photography studi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9])/3)*([.D9]^2/[.E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ofessional photograp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])/3)*([.D10]^2/[.E1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edding photography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6" office:value-type="float" office:value="50900">
            <text:p>50900</text:p>
          </table:table-cell>
          <table:table-cell table:formula="of:=((4-[.C11])/3)*([.D11]^2/[.E11])" office:value-type="float" office:value="0.385068762278978">
            <text:p>0,3850687623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edding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2])/3)*([.D12]^2/[.E1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ffordable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3])/3)*([.D13]^2/[.E1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tistic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4])/3)*([.D14]^2/[.E1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sian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5])/3)*([.D15]^2/[.E1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t home photography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6])/3)*([.D16]^2/[.E1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by photo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7])/3)*([.D17]^2/[.E1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by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8])/3)*([.D18]^2/[.E1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st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9])/3)*([.D19]^2/[.E1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st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0])/3)*([.D20]^2/[.E2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inema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1])/3)*([.D21]^2/[.E2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mercial photography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])/3)*([.D22]^2/[.E2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eative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3])/3)*([.D23]^2/[.E2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estination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4])/3)*([.D24]^2/[.E2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amily photo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25])/3)*([.D25]^2/[.E2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amily photography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26])/3)*([.D26]^2/[.E2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amily photography studio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27])/3)*([.D27]^2/[.E2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ine art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8])/3)*([.D28]^2/[.E2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me photography studio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9])/3)*([.D29]^2/[.E2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ow to make a photography studio at hom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30])/3)*([.D30]^2/[.E3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deatic wedding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31])/3)*([.D31]^2/[.E3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 home photography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32])/3)*([.D32]^2/[.E3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dian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33])/3)*([.D33]^2/[.E3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ocal photography studi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34])/3)*([.D34]^2/[.E3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obile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35])/3)*([.D35]^2/[.E3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kistani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36])/3)*([.D36]^2/[.E3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hoto studio background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37])/3)*([.D37]^2/[.E3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hoto studio equipment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38])/3)*([.D38]^2/[.E3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hoto studio light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39])/3)*([.D39]^2/[.E3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hoto studio setup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0])/3)*([.D40]^2/[.E4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hoto studi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41])/3)*([.D41]^2/[.E4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hotography home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2])/3)*([.D42]^2/[.E4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hotography in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3])/3)*([.D43]^2/[.E4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hotography studio at hom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4])/3)*([.D44]^2/[.E4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hotography studio design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5])/3)*([.D45]^2/[.E4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hotography studio hir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46])/3)*([.D46]^2/[.E4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hotography studio light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7])/3)*([.D47]^2/[.E4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hotography studio london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8])/3)*([.D48]^2/[.E4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hotography studio prop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49])/3)*([.D49]^2/[.E4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hotography studio rental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50])/3)*([.D50]^2/[.E5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hotography studio softwar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51])/3)*([.D51]^2/[.E5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hotography studio wedding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52])/3)*([.D52]^2/[.E5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hotography studios london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53])/3)*([.D53]^2/[.E5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hotojournalistic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54])/3)*([.D54]^2/[.E5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ortable photo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55])/3)*([.D55]^2/[.E5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rtable photography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56])/3)*([.D56]^2/[.E5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ortrait photography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57])/3)*([.D57]^2/[.E5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ortrait photography studio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58])/3)*([.D58]^2/[.E5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ortrait studio</text:p>
          </table:table-cell>
          <table:table-cell office:value-type="float" office:value="3">
            <text:p>3</text:p>
          </table:table-cell>
          <table:table-cell office:value-type="float" office:value="14800">
            <text:p>14800</text:p>
          </table:table-cell>
          <table:table-cell table:style-name="ce6" office:value-type="float" office:value="109000000">
            <text:p>109000000</text:p>
          </table:table-cell>
          <table:table-cell table:formula="of:=((4-[.C59])/3)*([.D59]^2/[.E59])" office:value-type="float" office:value="0.669847094801223">
            <text:p>0,6698470948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ortrait studios</text:p>
          </table:table-cell>
          <table:table-cell office:value-type="float" office:value="3">
            <text:p>3</text:p>
          </table:table-cell>
          <table:table-cell office:value-type="float" office:value="6600">
            <text:p>6600</text:p>
          </table:table-cell>
          <table:table-cell table:style-name="ce6" office:value-type="float" office:value="10600000">
            <text:p>10600000</text:p>
          </table:table-cell>
          <table:table-cell table:formula="of:=((4-[.C60])/3)*([.D60]^2/[.E60])" office:value-type="float" office:value="1.36981132075472">
            <text:p>1,3698113208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re wedding phot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61])/3)*([.D61]^2/[.E6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re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62])/3)*([.D62]^2/[.E6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re wedding photo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63])/3)*([.D63]^2/[.E6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roduct photography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64])/3)*([.D64]^2/[.E6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rofessional photo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65])/3)*([.D65]^2/[.E6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rofessional photographer</text:p>
          </table:table-cell>
          <table:table-cell office:value-type="float" office:value="1">
            <text:p>1</text:p>
          </table:table-cell>
          <table:table-cell office:value-type="float" office:value="8100">
            <text:p>8100</text:p>
          </table:table-cell>
          <table:table-cell table:style-name="ce6" office:value-type="float" office:value="63800000">
            <text:p>63800000</text:p>
          </table:table-cell>
          <table:table-cell table:formula="of:=((4-[.C66])/3)*([.D66]^2/[.E66])" office:value-type="float" office:value="1.02836990595611">
            <text:p>1,028369906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rofessional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67])/3)*([.D67]^2/[.E6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rofessional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68])/3)*([.D68]^2/[.E6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tudio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69])/3)*([.D69]^2/[.E6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udio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70])/3)*([.D70]^2/[.E7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abletop photo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71])/3)*([.D71]^2/[.E7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ictorian photography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72])/3)*([.D72]^2/[.E7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vintage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73])/3)*([.D73]^2/[.E7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edding photo</text:p>
          </table:table-cell>
          <table:table-cell office:value-type="float" office:value="1">
            <text:p>1</text:p>
          </table:table-cell>
          <table:table-cell office:value-type="float" office:value="14800">
            <text:p>14800</text:p>
          </table:table-cell>
          <table:table-cell table:style-name="ce6" office:value-type="float" office:value="240000000">
            <text:p>240000000</text:p>
          </table:table-cell>
          <table:table-cell table:formula="of:=((4-[.C74])/3)*([.D74]^2/[.E74])" office:value-type="float" office:value="0.912666666666667">
            <text:p>0,9126666667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edding photo album</text:p>
          </table:table-cell>
          <table:table-cell office:value-type="float" office:value="1">
            <text:p>1</text:p>
          </table:table-cell>
          <table:table-cell office:value-type="float" office:value="27100">
            <text:p>27100</text:p>
          </table:table-cell>
          <table:table-cell table:style-name="ce6" office:value-type="float" office:value="109000000">
            <text:p>109000000</text:p>
          </table:table-cell>
          <table:table-cell table:formula="of:=((4-[.C75])/3)*([.D75]^2/[.E75])" office:value-type="float" office:value="6.73770642201835">
            <text:p>6,737706422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wedding photo album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76])/3)*([.D76]^2/[.E7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wedding photo books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table:style-name="ce6" office:value-type="float" office:value="228000000">
            <text:p>228000000</text:p>
          </table:table-cell>
          <table:table-cell table:formula="of:=((4-[.C77])/3)*([.D77]^2/[.E77])" office:value-type="float" office:value="0.0568421052631579">
            <text:p>0,0568421053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edding photo galler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78])/3)*([.D78]^2/[.E7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edding photo idea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79])/3)*([.D79]^2/[.E7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edding photo in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80])/3)*([.D80]^2/[.E8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edding photo pos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81])/3)*([.D81]^2/[.E8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82])/3)*([.D82]^2/[.E8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wedding photography blo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83])/3)*([.D83]^2/[.E8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edding photography blog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84])/3)*([.D84]^2/[.E8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edding photography checklist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85])/3)*([.D85]^2/[.E8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edding photography contract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86])/3)*([.D86]^2/[.E8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edding photography course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87])/3)*([.D87]^2/[.E8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edding photography essex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88])/3)*([.D88]^2/[.E8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edding photography idea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89])/3)*([.D89]^2/[.E8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edding photography in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90])/3)*([.D90]^2/[.E9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edding photography packag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91])/3)*([.D91]^2/[.E9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wedding photography pose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92])/3)*([.D92]^2/[.E9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wedding photography pricing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93])/3)*([.D93]^2/[.E9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wedding photography studi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94])/3)*([.D94]^2/[.E9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edding photography tip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95])/3)*([.D95]^2/[.E9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wedding phot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96])/3)*([.D96]^2/[.E9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edding photos idea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97])/3)*([.D97]^2/[.E9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edding portrait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98])/3)*([.D98]^2/[.E9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edding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99])/3)*([.D99]^2/[.E9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edding studio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0])/3)*([.D100]^2/[.E10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rtistic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1])/3)*([.D101]^2/[.E10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ward winning wedding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02])/3)*([.D102]^2/[.E10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aby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3])/3)*([.D103]^2/[.E10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aby portrait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4])/3)*([.D104]^2/[.E10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each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5])/3)*([.D105]^2/[.E10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est photographer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6])/3)*([.D106]^2/[.E10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est photography studi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7])/3)*([.D107]^2/[.E10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est photography websit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08])/3)*([.D108]^2/[.E10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est portrait photographer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09])/3)*([.D109]^2/[.E10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est wedding photographe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10])/3)*([.D110]^2/[.E11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est wedding photographer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11])/3)*([.D111]^2/[.E11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est wedding phot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12])/3)*([.D112]^2/[.E11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oudoir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13])/3)*([.D113]^2/[.E11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oudoir photo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14])/3)*([.D114]^2/[.E11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outique photography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15])/3)*([.D115]^2/[.E11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ridal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16])/3)*([.D116]^2/[.E11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bridal portrait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17])/3)*([.D117]^2/[.E11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udget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18])/3)*([.D118]^2/[.E11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andid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19])/3)*([.D119]^2/[.E11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heap wedding photographer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0])/3)*([.D120]^2/[.E12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heap wedding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1])/3)*([.D121]^2/[.E12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hildren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22])/3)*([.D122]^2/[.E12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hildren photography studi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23])/3)*([.D123]^2/[.E12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hristening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4])/3)*([.D124]^2/[.E12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ommercial photographer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5])/3)*([.D125]^2/[.E12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ommercial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6])/3)*([.D126]^2/[.E12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ommercial photography studio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7])/3)*([.D127]^2/[.E12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ontemporary wedding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8])/3)*([.D128]^2/[.E12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orporate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29])/3)*([.D129]^2/[.E12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ost of wedding photographe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30])/3)*([.D130]^2/[.E13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estination wedding photographer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31])/3)*([.D131]^2/[.E13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estination wedding photographer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32])/3)*([.D132]^2/[.E13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ocumentary wedding photography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33])/3)*([.D133]^2/[.E13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engagement phot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34])/3)*([.D134]^2/[.E13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ngagement photo idea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35])/3)*([.D135]^2/[.E13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engagement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36])/3)*([.D136]^2/[.E13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engagement phot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37])/3)*([.D137]^2/[.E13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engagement pictur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38])/3)*([.D138]^2/[.E13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equipment for photography studio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39])/3)*([.D139]^2/[.E13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amily photo shoot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40])/3)*([.D140]^2/[.E14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amily photographe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41])/3)*([.D141]^2/[.E14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amily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42])/3)*([.D142]^2/[.E14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amily portrait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43])/3)*([.D143]^2/[.E14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amily portrait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44])/3)*([.D144]^2/[.E14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amous photographer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45])/3)*([.D145]^2/[.E14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amous portrait photographer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46])/3)*([.D146]^2/[.E14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fashion photographer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47])/3)*([.D147]^2/[.E14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ashion photographer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48])/3)*([.D148]^2/[.E14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ashion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49])/3)*([.D149]^2/[.E14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ine art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50])/3)*([.D150]^2/[.E15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glamour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51])/3)*([.D151]^2/[.E15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hindu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52])/3)*([.D152]^2/[.E15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home photo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53])/3)*([.D153]^2/[.E15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acPhun LLC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54])/3)*([.D154]^2/[.E15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hotography studio equipment Cazma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55])/3)*([.D155]^2/[.E15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hotography studio equipment Zagreb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56])/3)*([.D156]^2/[.E15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hoto studio Croati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57])/3)*([.D157]^2/[.E15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hotography studio Cazm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58])/3)*([.D158]^2/[.E15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hotography studio Zagre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59])/3)*([.D159]^2/[.E15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hotography and cinema studio Croati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0])/3)*([.D160]^2/[.E16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hoto studio rental Cazm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1])/3)*([.D161]^2/[.E16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hoto studio rental Zagre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2])/3)*([.D162]^2/[.E16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professional photography studios Croati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3])/3)*([.D163]^2/[.E16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rofessional photograpy studio Cazm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4])/3)*([.D164]^2/[.E16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rofessional photograpy studio Zagre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5])/3)*([.D165]^2/[.E16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hotography studios Croati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6])/3)*([.D166]^2/[.E16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ome photography studio Cazm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7])/3)*([.D167]^2/[.E16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home photography studio Zagre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8])/3)*([.D168]^2/[.E16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utdoor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69])/3)*([.D169]^2/[.E16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beach wedding phot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70])/3)*([.D170]^2/[.E17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hinese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71])/3)*([.D171]^2/[.E17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uk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72])/3)*([.D172]^2/[.E17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wedding photography toront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73])/3)*([.D173]^2/[.E17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wedding photography cost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74])/3)*([.D174]^2/[.E17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mazing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75])/3)*([.D175]^2/[.E17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wedding photography style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76])/3)*([.D176]^2/[.E17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wedding packages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77])/3)*([.D177]^2/[.E17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toronto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78])/3)*([.D178]^2/[.E17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london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79])/3)*([.D179]^2/[.E17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wedding photography guid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0])/3)*([.D180]^2/[.E18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the photo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1])/3)*([.D181]^2/[.E18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wedding photography vancouver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2])/3)*([.D182]^2/[.E18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best wedding photography websit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83])/3)*([.D183]^2/[.E18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wedding photos galler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84])/3)*([.D184]^2/[.E18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ownload photo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5])/3)*([.D185]^2/[.E18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hotojournalism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6])/3)*([.D186]^2/[.E18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wedding photography contract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7])/3)*([.D187]^2/[.E18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ydney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8])/3)*([.D188]^2/[.E18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wedding photography new york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89])/3)*([.D189]^2/[.E18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hoto album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90])/3)*([.D190]^2/[.E19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vintage wedding photo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191])/3)*([.D191]^2/[.E19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wedding photo album book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92])/3)*([.D192]^2/[.E19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creative wedding photo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93])/3)*([.D193]^2/[.E19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wedding photography melbourn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94])/3)*([.D194]^2/[.E19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hoto studio softwar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95])/3)*([.D195]^2/[.E19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op wedding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96])/3)*([.D196]^2/[.E19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wedding photography cheap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197])/3)*([.D197]^2/[.E19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zoner photo studio fre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98])/3)*([.D198]^2/[.E19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wedding photography birmingham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199])/3)*([.D199]^2/[.E19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online photo album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00])/3)*([.D200]^2/[.E20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hoto studio for rent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01])/3)*([.D201]^2/[.E20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wedding photography shropshir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02])/3)*([.D202]^2/[.E20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wedding video and photograph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03])/3)*([.D203]^2/[.E20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vancouver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04])/3)*([.D204]^2/[.E20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arge photo album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05])/3)*([.D205]^2/[.E20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ree wedding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06])/3)*([.D206]^2/[.E20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family photography idea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207])/3)*([.D207]^2/[.E20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cheap photo album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08])/3)*([.D208]^2/[.E20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edit photo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09])/3)*([.D209]^2/[.E20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baby photo album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10])/3)*([.D210]^2/[.E21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children photography studio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211])/3)*([.D211]^2/[.E21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hoto album design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12])/3)*([.D212]^2/[.E21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eather photo album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((4-[.C213])/3)*([.D213]^2/[.E21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rofessional photo album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14])/3)*([.D214]^2/[.E21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outdoor family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15])/3)*([.D215]^2/[.E21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wedding photography newcastl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16])/3)*([.D216]^2/[.E21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4x6 photo album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17])/3)*([.D217]^2/[.E21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hoto album make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18])/3)*([.D218]^2/[.E21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wedding photography professional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((4-[.C219])/3)*([.D219]^2/[.E21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wedding photography sussex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0])/3)*([.D220]^2/[.E22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hoto albums uk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1])/3)*([.D221]^2/[.E22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elf adhesive photo album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2])/3)*([.D222]^2/[.E22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hoto albums for sal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3])/3)*([.D223]^2/[.E22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wedding photography nj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4])/3)*([.D224]^2/[.E22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wedding photography india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5])/3)*([.D225]^2/[.E22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download photo studio editor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6])/3)*([.D226]^2/[.E22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hild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7])/3)*([.D227]^2/[.E22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honeymoon photo album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8])/3)*([.D228]^2/[.E22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ypes of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29])/3)*([.D229]^2/[.E22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hotography tip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30])/3)*([.D230]^2/[.E23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what is photography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31])/3)*([.D231]^2/[.E23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reate photo album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32])/3)*([.D232]^2/[.E23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ree photo studi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((4-[.C233])/3)*([.D233]^2/[.E23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y photo album</text:p>
          </table:table-cell>
          <table:table-cell table:number-columns-repeated="3"/>
          <table:table-cell table:formula="of:=((4-[.C234])/3)*([.D234]^2/[.E23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indian wedding photos</text:p>
          </table:table-cell>
          <table:table-cell table:number-columns-repeated="3"/>
          <table:table-cell table:formula="of:=((4-[.C235])/3)*([.D235]^2/[.E23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infant photography</text:p>
          </table:table-cell>
          <table:table-cell table:number-columns-repeated="3"/>
          <table:table-cell table:formula="of:=((4-[.C236])/3)*([.D236]^2/[.E23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event photography</text:p>
          </table:table-cell>
          <table:table-cell table:number-columns-repeated="3"/>
          <table:table-cell table:formula="of:=((4-[.C237])/3)*([.D237]^2/[.E23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wedding photography warwickshire</text:p>
          </table:table-cell>
          <table:table-cell table:number-columns-repeated="3"/>
          <table:table-cell table:formula="of:=((4-[.C238])/3)*([.D238]^2/[.E23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real wedding photos</text:p>
          </table:table-cell>
          <table:table-cell table:number-columns-repeated="3"/>
          <table:table-cell table:formula="of:=((4-[.C239])/3)*([.D239]^2/[.E23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hoto studio nyc</text:p>
          </table:table-cell>
          <table:table-cell table:number-columns-repeated="3"/>
          <table:table-cell table:formula="of:=((4-[.C240])/3)*([.D240]^2/[.E24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free photo album</text:p>
          </table:table-cell>
          <table:table-cell table:number-columns-repeated="3"/>
          <table:table-cell table:formula="of:=((4-[.C241])/3)*([.D241]^2/[.E24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8x10 photo album</text:p>
          </table:table-cell>
          <table:table-cell table:number-columns-repeated="3"/>
          <table:table-cell table:formula="of:=((4-[.C242])/3)*([.D242]^2/[.E24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couples photography</text:p>
          </table:table-cell>
          <table:table-cell table:number-columns-repeated="3"/>
          <table:table-cell table:formula="of:=((4-[.C243])/3)*([.D243]^2/[.E24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family photo ideas</text:p>
          </table:table-cell>
          <table:table-cell table:number-columns-repeated="3"/>
          <table:table-cell table:formula="of:=((4-[.C244])/3)*([.D244]^2/[.E24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zoner photo studio download</text:p>
          </table:table-cell>
          <table:table-cell table:number-columns-repeated="3"/>
          <table:table-cell table:formula="of:=((4-[.C245])/3)*([.D245]^2/[.E24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ood photography</text:p>
          </table:table-cell>
          <table:table-cell table:number-columns-repeated="3"/>
          <table:table-cell table:formula="of:=((4-[.C246])/3)*([.D246]^2/[.E24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odel photography</text:p>
          </table:table-cell>
          <table:table-cell table:number-columns-repeated="3"/>
          <table:table-cell table:formula="of:=((4-[.C247])/3)*([.D247]^2/[.E24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discount wedding photography</text:p>
          </table:table-cell>
          <table:table-cell table:number-columns-repeated="3"/>
          <table:table-cell table:formula="of:=((4-[.C248])/3)*([.D248]^2/[.E24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wedding photography lancashire</text:p>
          </table:table-cell>
          <table:table-cell table:number-columns-repeated="3"/>
          <table:table-cell table:formula="of:=((4-[.C249])/3)*([.D249]^2/[.E24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digital photography</text:p>
          </table:table-cell>
          <table:table-cell table:number-columns-repeated="3"/>
          <table:table-cell table:formula="of:=((4-[.C250])/3)*([.D250]^2/[.E25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amily photos</text:p>
          </table:table-cell>
          <table:table-cell table:number-columns-repeated="3"/>
          <table:table-cell table:formula="of:=((4-[.C251])/3)*([.D251]^2/[.E25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wedding photo list</text:p>
          </table:table-cell>
          <table:table-cell table:number-columns-repeated="3"/>
          <table:table-cell table:formula="of:=((4-[.C252])/3)*([.D252]^2/[.E25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edding photography leeds</text:p>
          </table:table-cell>
          <table:table-cell table:number-columns-repeated="3"/>
          <table:table-cell table:formula="of:=((4-[.C253])/3)*([.D253]^2/[.E25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urrey wedding photography</text:p>
          </table:table-cell>
          <table:table-cell table:number-columns-repeated="3"/>
          <table:table-cell table:formula="of:=((4-[.C254])/3)*([.D254]^2/[.E25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wedding photography singapore</text:p>
          </table:table-cell>
          <table:table-cell table:number-columns-repeated="3"/>
          <table:table-cell table:formula="of:=((4-[.C255])/3)*([.D255]^2/[.E25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kids photography</text:p>
          </table:table-cell>
          <table:table-cell table:number-columns-repeated="3"/>
          <table:table-cell table:formula="of:=((4-[.C256])/3)*([.D256]^2/[.E25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5x7 photo album</text:p>
          </table:table-cell>
          <table:table-cell table:number-columns-repeated="3"/>
          <table:table-cell table:formula="of:=((4-[.C257])/3)*([.D257]^2/[.E25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wedding photography oxfordshire</text:p>
          </table:table-cell>
          <table:table-cell table:number-columns-repeated="3"/>
          <table:table-cell table:formula="of:=((4-[.C258])/3)*([.D258]^2/[.E25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wedding photography canada</text:p>
          </table:table-cell>
          <table:table-cell table:number-columns-repeated="3"/>
          <table:table-cell table:formula="of:=((4-[.C259])/3)*([.D259]^2/[.E25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ersonalised photo album</text:p>
          </table:table-cell>
          <table:table-cell table:number-columns-repeated="3"/>
          <table:table-cell table:formula="of:=((4-[.C260])/3)*([.D260]^2/[.E26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wedding photography perth</text:p>
          </table:table-cell>
          <table:table-cell table:number-columns-repeated="3"/>
          <table:table-cell table:formula="of:=((4-[.C261])/3)*([.D261]^2/[.E26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hoto album software</text:p>
          </table:table-cell>
          <table:table-cell table:number-columns-repeated="3"/>
          <table:table-cell table:formula="of:=((4-[.C262])/3)*([.D262]^2/[.E26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wedding and portrait photography</text:p>
          </table:table-cell>
          <table:table-cell table:number-columns-repeated="3"/>
          <table:table-cell table:formula="of:=((4-[.C263])/3)*([.D263]^2/[.E26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ersonalised photo albums</text:p>
          </table:table-cell>
          <table:table-cell table:number-columns-repeated="3"/>
          <table:table-cell table:formula="of:=((4-[.C264])/3)*([.D264]^2/[.E26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eather wedding photo albums</text:p>
          </table:table-cell>
          <table:table-cell table:number-columns-repeated="3"/>
          <table:table-cell table:formula="of:=((4-[.C265])/3)*([.D265]^2/[.E26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baby photo album</text:p>
          </table:table-cell>
          <table:table-cell table:number-columns-repeated="3"/>
          <table:table-cell table:formula="of:=((4-[.C266])/3)*([.D266]^2/[.E26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rofessional wedding photo album</text:p>
          </table:table-cell>
          <table:table-cell table:number-columns-repeated="3"/>
          <table:table-cell table:formula="of:=((4-[.C267])/3)*([.D267]^2/[.E26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digital photo album</text:p>
          </table:table-cell>
          <table:table-cell table:number-columns-repeated="3"/>
          <table:table-cell table:formula="of:=((4-[.C268])/3)*([.D268]^2/[.E26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hoto studio free download</text:p>
          </table:table-cell>
          <table:table-cell table:number-columns-repeated="3"/>
          <table:table-cell table:formula="of:=((4-[.C269])/3)*([.D269]^2/[.E26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hoto studio pro</text:p>
          </table:table-cell>
          <table:table-cell table:number-columns-repeated="3"/>
          <table:table-cell table:formula="of:=((4-[.C270])/3)*([.D270]^2/[.E27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new york wedding photography</text:p>
          </table:table-cell>
          <table:table-cell table:number-columns-repeated="3"/>
          <table:table-cell table:formula="of:=((4-[.C271])/3)*([.D271]^2/[.E27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online photo albums</text:p>
          </table:table-cell>
          <table:table-cell table:number-columns-repeated="3"/>
          <table:table-cell table:formula="of:=((4-[.C272])/3)*([.D272]^2/[.E27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hoto album book</text:p>
          </table:table-cell>
          <table:table-cell table:number-columns-repeated="3"/>
          <table:table-cell table:formula="of:=((4-[.C273])/3)*([.D273]^2/[.E27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hoto album online</text:p>
          </table:table-cell>
          <table:table-cell table:number-columns-repeated="3"/>
          <table:table-cell table:formula="of:=((4-[.C274])/3)*([.D274]^2/[.E27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leather photo albums</text:p>
          </table:table-cell>
          <table:table-cell table:number-columns-repeated="3"/>
          <table:table-cell table:formula="of:=((4-[.C275])/3)*([.D275]^2/[.E27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beautiful wedding photography</text:p>
          </table:table-cell>
          <table:table-cell table:number-columns-repeated="3"/>
          <table:table-cell table:formula="of:=((4-[.C276])/3)*([.D276]^2/[.E27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wedding photography albums</text:p>
          </table:table-cell>
          <table:table-cell table:number-columns-repeated="3"/>
          <table:table-cell table:formula="of:=((4-[.C277])/3)*([.D277]^2/[.E27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hoto albums online</text:p>
          </table:table-cell>
          <table:table-cell table:number-columns-repeated="3"/>
          <table:table-cell table:formula="of:=((4-[.C278])/3)*([.D278]^2/[.E27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wedding photography pictures</text:p>
          </table:table-cell>
          <table:table-cell table:number-columns-repeated="3"/>
          <table:table-cell table:formula="of:=((4-[.C279])/3)*([.D279]^2/[.E27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family studio photography</text:p>
          </table:table-cell>
          <table:table-cell table:number-columns-repeated="3"/>
          <table:table-cell table:formula="of:=((4-[.C280])/3)*([.D280]^2/[.E28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wedding photography equipment</text:p>
          </table:table-cell>
          <table:table-cell table:number-columns-repeated="3"/>
          <table:table-cell table:formula="of:=((4-[.C281])/3)*([.D281]^2/[.E28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hoto studio editor</text:p>
          </table:table-cell>
          <table:table-cell table:number-columns-repeated="3"/>
          <table:table-cell table:formula="of:=((4-[.C282])/3)*([.D282]^2/[.E28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wedding photo package</text:p>
          </table:table-cell>
          <table:table-cell table:number-columns-repeated="3"/>
          <table:table-cell table:formula="of:=((4-[.C283])/3)*([.D283]^2/[.E28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wedding photo albums online</text:p>
          </table:table-cell>
          <table:table-cell table:number-columns-repeated="3"/>
          <table:table-cell table:formula="of:=((4-[.C284])/3)*([.D284]^2/[.E28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family photography poses</text:p>
          </table:table-cell>
          <table:table-cell table:number-columns-repeated="3"/>
          <table:table-cell table:formula="of:=((4-[.C285])/3)*([.D285]^2/[.E28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wedding photo prices</text:p>
          </table:table-cell>
          <table:table-cell table:number-columns-repeated="3"/>
          <table:table-cell table:formula="of:=((4-[.C286])/3)*([.D286]^2/[.E28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inexpensive wedding photography</text:p>
          </table:table-cell>
          <table:table-cell table:number-columns-repeated="3"/>
          <table:table-cell table:formula="of:=((4-[.C287])/3)*([.D287]^2/[.E28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wedding photography list</text:p>
          </table:table-cell>
          <table:table-cell table:number-columns-repeated="3"/>
          <table:table-cell table:formula="of:=((4-[.C288])/3)*([.D288]^2/[.E28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hoto album</text:p>
          </table:table-cell>
          <table:table-cell table:number-columns-repeated="3"/>
          <table:table-cell table:formula="of:=((4-[.C289])/3)*([.D289]^2/[.E28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edding photography liverpool</text:p>
          </table:table-cell>
          <table:table-cell table:number-columns-repeated="3"/>
          <table:table-cell table:formula="of:=((4-[.C290])/3)*([.D290]^2/[.E29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hotography studio for rent</text:p>
          </table:table-cell>
          <table:table-cell table:number-columns-repeated="3"/>
          <table:table-cell table:formula="of:=((4-[.C291])/3)*([.D291]^2/[.E29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wedding photography package prices</text:p>
          </table:table-cell>
          <table:table-cell table:number-columns-repeated="3"/>
          <table:table-cell table:formula="of:=((4-[.C292])/3)*([.D292]^2/[.E29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unique wedding photos</text:p>
          </table:table-cell>
          <table:table-cell table:number-columns-repeated="3"/>
          <table:table-cell table:formula="of:=((4-[.C293])/3)*([.D293]^2/[.E29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zoner photo studio</text:p>
          </table:table-cell>
          <table:table-cell table:number-columns-repeated="3"/>
          <table:table-cell table:formula="of:=((4-[.C294])/3)*([.D294]^2/[.E29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wedding photo albums uk</text:p>
          </table:table-cell>
          <table:table-cell table:number-columns-repeated="3"/>
          <table:table-cell table:formula="of:=((4-[.C295])/3)*([.D295]^2/[.E29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rofessional wedding photo albums</text:p>
          </table:table-cell>
          <table:table-cell table:number-columns-repeated="3"/>
          <table:table-cell table:formula="of:=((4-[.C296])/3)*([.D296]^2/[.E29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an diego wedding photography</text:p>
          </table:table-cell>
          <table:table-cell table:number-columns-repeated="3"/>
          <table:table-cell table:formula="of:=((4-[.C297])/3)*([.D297]^2/[.E29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wedding photography books</text:p>
          </table:table-cell>
          <table:table-cell table:number-columns-repeated="3"/>
          <table:table-cell table:formula="of:=((4-[.C298])/3)*([.D298]^2/[.E29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chicago wedding photography</text:p>
          </table:table-cell>
          <table:table-cell table:number-columns-repeated="3"/>
          <table:table-cell table:formula="of:=((4-[.C299])/3)*([.D299]^2/[.E29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best of wedding photography</text:p>
          </table:table-cell>
          <table:table-cell table:number-columns-repeated="3"/>
          <table:table-cell table:formula="of:=((4-[.C300])/3)*([.D300]^2/[.E30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wedding photography training</text:p>
          </table:table-cell>
          <table:table-cell table:number-columns-repeated="3"/>
          <table:table-cell table:formula="of:=((4-[.C301])/3)*([.D301]^2/[.E30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edding photography chicago</text:p>
          </table:table-cell>
          <table:table-cell table:number-columns-repeated="3"/>
          <table:table-cell table:formula="of:=((4-[.C302])/3)*([.D302]^2/[.E30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wedding photography jobs</text:p>
          </table:table-cell>
          <table:table-cell table:number-columns-repeated="3"/>
          <table:table-cell table:formula="of:=((4-[.C303])/3)*([.D303]^2/[.E30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black and white wedding photography</text:p>
          </table:table-cell>
          <table:table-cell table:number-columns-repeated="3"/>
          <table:table-cell table:formula="of:=((4-[.C304])/3)*([.D304]^2/[.E30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wedding photo frames</text:p>
          </table:table-cell>
          <table:table-cell table:number-columns-repeated="3"/>
          <table:table-cell table:formula="of:=((4-[.C305])/3)*([.D305]^2/[.E30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edding photography and videography</text:p>
          </table:table-cell>
          <table:table-cell table:number-columns-repeated="3"/>
          <table:table-cell table:formula="of:=((4-[.C306])/3)*([.D306]^2/[.E30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wedding photography london</text:p>
          </table:table-cell>
          <table:table-cell table:number-columns-repeated="3"/>
          <table:table-cell table:formula="of:=((4-[.C307])/3)*([.D307]^2/[.E30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wedding photography sydney</text:p>
          </table:table-cell>
          <table:table-cell table:number-columns-repeated="3"/>
          <table:table-cell table:formula="of:=((4-[.C308])/3)*([.D308]^2/[.E30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wedding photography price</text:p>
          </table:table-cell>
          <table:table-cell table:number-columns-repeated="3"/>
          <table:table-cell table:formula="of:=((4-[.C309])/3)*([.D309]^2/[.E30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digital wedding photography</text:p>
          </table:table-cell>
          <table:table-cell table:number-columns-repeated="3"/>
          <table:table-cell table:formula="of:=((4-[.C310])/3)*([.D310]^2/[.E31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baby photography studios</text:p>
          </table:table-cell>
          <table:table-cell table:number-columns-repeated="3"/>
          <table:table-cell table:formula="of:=((4-[.C311])/3)*([.D311]^2/[.E31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home photography studio Croatia</text:p>
          </table:table-cell>
          <table:table-cell table:number-columns-repeated="3"/>
          <table:table-cell table:formula="of:=((4-[.C312])/3)*([.D312]^2/[.E31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hotography studios Zagreb</text:p>
          </table:table-cell>
          <table:table-cell table:number-columns-repeated="3"/>
          <table:table-cell table:formula="of:=((4-[.C313])/3)*([.D313]^2/[.E31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hotography studios Cazma</text:p>
          </table:table-cell>
          <table:table-cell table:number-columns-repeated="3"/>
          <table:table-cell table:formula="of:=((4-[.C314])/3)*([.D314]^2/[.E31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professional photograpy studio Croatia</text:p>
          </table:table-cell>
          <table:table-cell table:number-columns-repeated="3"/>
          <table:table-cell table:formula="of:=((4-[.C315])/3)*([.D315]^2/[.E31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professional photography studios Zagreb</text:p>
          </table:table-cell>
          <table:table-cell table:number-columns-repeated="3"/>
          <table:table-cell table:formula="of:=((4-[.C316])/3)*([.D316]^2/[.E31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rofessional photography studios Cazma</text:p>
          </table:table-cell>
          <table:table-cell table:number-columns-repeated="3"/>
          <table:table-cell table:formula="of:=((4-[.C317])/3)*([.D317]^2/[.E31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hoto studio rental Croatia</text:p>
          </table:table-cell>
          <table:table-cell table:number-columns-repeated="3"/>
          <table:table-cell table:formula="of:=((4-[.C318])/3)*([.D318]^2/[.E31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hotography and cinema studio Zagreb</text:p>
          </table:table-cell>
          <table:table-cell table:number-columns-repeated="3"/>
          <table:table-cell table:formula="of:=((4-[.C319])/3)*([.D319]^2/[.E31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hotography and cinema studio Cazma</text:p>
          </table:table-cell>
          <table:table-cell table:number-columns-repeated="3"/>
          <table:table-cell table:formula="of:=((4-[.C320])/3)*([.D320]^2/[.E32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hotography studio Croatia</text:p>
          </table:table-cell>
          <table:table-cell table:number-columns-repeated="3"/>
          <table:table-cell table:formula="of:=((4-[.C321])/3)*([.D321]^2/[.E32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photo studio Zagreb</text:p>
          </table:table-cell>
          <table:table-cell table:number-columns-repeated="3"/>
          <table:table-cell table:formula="of:=((4-[.C322])/3)*([.D322]^2/[.E32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photo studio Cazma</text:p>
          </table:table-cell>
          <table:table-cell table:number-columns-repeated="3"/>
          <table:table-cell table:formula="of:=((4-[.C323])/3)*([.D323]^2/[.E32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hotography studio equipment Croatia</text:p>
          </table:table-cell>
          <table:table-cell table:number-columns-repeated="3"/>
          <table:table-cell table:formula="of:=((4-[.C324])/3)*([.D324]^2/[.E32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hoto &amp; Video</text:p>
          </table:table-cell>
          <table:table-cell table:number-columns-repeated="3"/>
          <table:table-cell table:formula="of:=((4-[.C325])/3)*([.D325]^2/[.E32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X Photo Studio - photo editor</text:p>
          </table:table-cell>
          <table:table-cell table:number-columns-repeated="3"/>
          <table:table-cell table:formula="of:=((4-[.C326])/3)*([.D326]^2/[.E32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home photography studio equipment</text:p>
          </table:table-cell>
          <table:table-cell table:number-columns-repeated="3"/>
          <table:table-cell table:formula="of:=((4-[.C327])/3)*([.D327]^2/[.E32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how to make a photography studio</text:p>
          </table:table-cell>
          <table:table-cell table:number-columns-repeated="3"/>
          <table:table-cell table:formula="of:=((4-[.C328])/3)*([.D328]^2/[.E32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indian wedding photographer</text:p>
          </table:table-cell>
          <table:table-cell table:number-columns-repeated="3"/>
          <table:table-cell table:formula="of:=((4-[.C329])/3)*([.D329]^2/[.E32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industrial photography</text:p>
          </table:table-cell>
          <table:table-cell table:number-columns-repeated="3"/>
          <table:table-cell table:formula="of:=((4-[.C330])/3)*([.D330]^2/[.E33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interior photography</text:p>
          </table:table-cell>
          <table:table-cell table:number-columns-repeated="3"/>
          <table:table-cell table:formula="of:=((4-[.C331])/3)*([.D331]^2/[.E33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journalistic wedding photography</text:p>
          </table:table-cell>
          <table:table-cell table:number-columns-repeated="3"/>
          <table:table-cell table:formula="of:=((4-[.C332])/3)*([.D332]^2/[.E33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kent wedding photography</text:p>
          </table:table-cell>
          <table:table-cell table:number-columns-repeated="3"/>
          <table:table-cell table:formula="of:=((4-[.C333])/3)*([.D333]^2/[.E33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landscape photographers</text:p>
          </table:table-cell>
          <table:table-cell table:number-columns-repeated="3"/>
          <table:table-cell table:formula="of:=((4-[.C334])/3)*([.D334]^2/[.E33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life photography studio</text:p>
          </table:table-cell>
          <table:table-cell table:number-columns-repeated="3"/>
          <table:table-cell table:formula="of:=((4-[.C335])/3)*([.D335]^2/[.E33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local photographers</text:p>
          </table:table-cell>
          <table:table-cell table:number-columns-repeated="3"/>
          <table:table-cell table:formula="of:=((4-[.C336])/3)*([.D336]^2/[.E33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london photography studio</text:p>
          </table:table-cell>
          <table:table-cell table:number-columns-repeated="3"/>
          <table:table-cell table:formula="of:=((4-[.C337])/3)*([.D337]^2/[.E33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london photography studios</text:p>
          </table:table-cell>
          <table:table-cell table:number-columns-repeated="3"/>
          <table:table-cell table:formula="of:=((4-[.C338])/3)*([.D338]^2/[.E33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aternity photography</text:p>
          </table:table-cell>
          <table:table-cell table:number-columns-repeated="3"/>
          <table:table-cell table:formula="of:=((4-[.C339])/3)*([.D339]^2/[.E33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aternity photography studios</text:p>
          </table:table-cell>
          <table:table-cell table:number-columns-repeated="3"/>
          <table:table-cell table:formula="of:=((4-[.C340])/3)*([.D340]^2/[.E34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odern wedding photography</text:p>
          </table:table-cell>
          <table:table-cell table:number-columns-repeated="3"/>
          <table:table-cell table:formula="of:=((4-[.C341])/3)*([.D341]^2/[.E34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uslim wedding photography</text:p>
          </table:table-cell>
          <table:table-cell table:number-columns-repeated="3"/>
          <table:table-cell table:formula="of:=((4-[.C342])/3)*([.D342]^2/[.E34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natural wedding photography</text:p>
          </table:table-cell>
          <table:table-cell table:number-columns-repeated="3"/>
          <table:table-cell table:formula="of:=((4-[.C343])/3)*([.D343]^2/[.E34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newborn photography</text:p>
          </table:table-cell>
          <table:table-cell table:number-columns-repeated="3"/>
          <table:table-cell table:formula="of:=((4-[.C344])/3)*([.D344]^2/[.E34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one photography studios</text:p>
          </table:table-cell>
          <table:table-cell table:number-columns-repeated="3"/>
          <table:table-cell table:formula="of:=((4-[.C345])/3)*([.D345]^2/[.E34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outdoor photography</text:p>
          </table:table-cell>
          <table:table-cell table:number-columns-repeated="3"/>
          <table:table-cell table:formula="of:=((4-[.C346])/3)*([.D346]^2/[.E34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outdoor portrait photography</text:p>
          </table:table-cell>
          <table:table-cell table:number-columns-repeated="3"/>
          <table:table-cell table:formula="of:=((4-[.C347])/3)*([.D347]^2/[.E34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hoto portrait studio</text:p>
          </table:table-cell>
          <table:table-cell table:number-columns-repeated="3"/>
          <table:table-cell table:formula="of:=((4-[.C348])/3)*([.D348]^2/[.E34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photo studio at home</text:p>
          </table:table-cell>
          <table:table-cell table:number-columns-repeated="3"/>
          <table:table-cell table:formula="of:=((4-[.C349])/3)*([.D349]^2/[.E34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photo studio backdrops</text:p>
          </table:table-cell>
          <table:table-cell table:number-columns-repeated="3"/>
          <table:table-cell table:formula="of:=((4-[.C350])/3)*([.D350]^2/[.E35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hoto studio hire</text:p>
          </table:table-cell>
          <table:table-cell table:number-columns-repeated="3"/>
          <table:table-cell table:formula="of:=((4-[.C351])/3)*([.D351]^2/[.E35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hoto studio in a box</text:p>
          </table:table-cell>
          <table:table-cell table:number-columns-repeated="3"/>
          <table:table-cell table:formula="of:=((4-[.C352])/3)*([.D352]^2/[.E35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hoto studio kits</text:p>
          </table:table-cell>
          <table:table-cell table:number-columns-repeated="3"/>
          <table:table-cell table:formula="of:=((4-[.C353])/3)*([.D353]^2/[.E35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hoto studio london</text:p>
          </table:table-cell>
          <table:table-cell table:number-columns-repeated="3"/>
          <table:table-cell table:formula="of:=((4-[.C354])/3)*([.D354]^2/[.E35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photo studio photography</text:p>
          </table:table-cell>
          <table:table-cell table:number-columns-repeated="3"/>
          <table:table-cell table:formula="of:=((4-[.C355])/3)*([.D355]^2/[.E35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photo studio props</text:p>
          </table:table-cell>
          <table:table-cell table:number-columns-repeated="3"/>
          <table:table-cell table:formula="of:=((4-[.C356])/3)*([.D356]^2/[.E35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hoto studio singapore</text:p>
          </table:table-cell>
          <table:table-cell table:number-columns-repeated="3"/>
          <table:table-cell table:formula="of:=((4-[.C357])/3)*([.D357]^2/[.E35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hoto studio wedding</text:p>
          </table:table-cell>
          <table:table-cell table:number-columns-repeated="3"/>
          <table:table-cell table:formula="of:=((4-[.C358])/3)*([.D358]^2/[.E35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photo wedding</text:p>
          </table:table-cell>
          <table:table-cell table:number-columns-repeated="3"/>
          <table:table-cell table:formula="of:=((4-[.C359])/3)*([.D359]^2/[.E35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photo wedding invitations</text:p>
          </table:table-cell>
          <table:table-cell table:number-columns-repeated="3"/>
          <table:table-cell table:formula="of:=((4-[.C360])/3)*([.D360]^2/[.E36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hotographer</text:p>
          </table:table-cell>
          <table:table-cell table:number-columns-repeated="3"/>
          <table:table-cell table:formula="of:=((4-[.C361])/3)*([.D361]^2/[.E36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photographer websites</text:p>
          </table:table-cell>
          <table:table-cell table:number-columns-repeated="3"/>
          <table:table-cell table:formula="of:=((4-[.C362])/3)*([.D362]^2/[.E36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hotographer wedding</text:p>
          </table:table-cell>
          <table:table-cell table:number-columns-repeated="3"/>
          <table:table-cell table:formula="of:=((4-[.C363])/3)*([.D363]^2/[.E36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photographers</text:p>
          </table:table-cell>
          <table:table-cell table:number-columns-repeated="3"/>
          <table:table-cell table:formula="of:=((4-[.C364])/3)*([.D364]^2/[.E36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hotographers websites</text:p>
          </table:table-cell>
          <table:table-cell table:number-columns-repeated="3"/>
          <table:table-cell table:formula="of:=((4-[.C365])/3)*([.D365]^2/[.E36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hotography</text:p>
          </table:table-cell>
          <table:table-cell table:number-columns-repeated="3"/>
          <table:table-cell table:formula="of:=((4-[.C366])/3)*([.D366]^2/[.E36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hotography and cinema</text:p>
          </table:table-cell>
          <table:table-cell table:number-columns-repeated="3"/>
          <table:table-cell table:formula="of:=((4-[.C367])/3)*([.D367]^2/[.E36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hotography backdrops</text:p>
          </table:table-cell>
          <table:table-cell table:number-columns-repeated="3"/>
          <table:table-cell table:formula="of:=((4-[.C368])/3)*([.D368]^2/[.E36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hotography blogs</text:p>
          </table:table-cell>
          <table:table-cell table:number-columns-repeated="3"/>
          <table:table-cell table:formula="of:=((4-[.C369])/3)*([.D369]^2/[.E36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hotography companies</text:p>
          </table:table-cell>
          <table:table-cell table:number-columns-repeated="3"/>
          <table:table-cell table:formula="of:=((4-[.C370])/3)*([.D370]^2/[.E37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hotography jobs</text:p>
          </table:table-cell>
          <table:table-cell table:number-columns-repeated="3"/>
          <table:table-cell table:formula="of:=((4-[.C371])/3)*([.D371]^2/[.E37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hotography prices</text:p>
          </table:table-cell>
          <table:table-cell table:number-columns-repeated="3"/>
          <table:table-cell table:formula="of:=((4-[.C372])/3)*([.D372]^2/[.E37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photography props</text:p>
          </table:table-cell>
          <table:table-cell table:number-columns-repeated="3"/>
          <table:table-cell table:formula="of:=((4-[.C373])/3)*([.D373]^2/[.E37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hotography sites</text:p>
          </table:table-cell>
          <table:table-cell table:number-columns-repeated="3"/>
          <table:table-cell table:formula="of:=((4-[.C374])/3)*([.D374]^2/[.E37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photography studio images</text:p>
          </table:table-cell>
          <table:table-cell table:number-columns-repeated="3"/>
          <table:table-cell table:formula="of:=((4-[.C375])/3)*([.D375]^2/[.E37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hotography studio new york</text:p>
          </table:table-cell>
          <table:table-cell table:number-columns-repeated="3"/>
          <table:table-cell table:formula="of:=((4-[.C376])/3)*([.D376]^2/[.E37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hotography studio tips</text:p>
          </table:table-cell>
          <table:table-cell table:number-columns-repeated="3"/>
          <table:table-cell table:formula="of:=((4-[.C377])/3)*([.D377]^2/[.E37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hotography studio toronto</text:p>
          </table:table-cell>
          <table:table-cell table:number-columns-repeated="3"/>
          <table:table-cell table:formula="of:=((4-[.C378])/3)*([.D378]^2/[.E37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hotography studios chicago</text:p>
          </table:table-cell>
          <table:table-cell table:number-columns-repeated="3"/>
          <table:table-cell table:formula="of:=((4-[.C379])/3)*([.D379]^2/[.E37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hotography studios in chicago</text:p>
          </table:table-cell>
          <table:table-cell table:number-columns-repeated="3"/>
          <table:table-cell table:formula="of:=((4-[.C380])/3)*([.D380]^2/[.E38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hotography studios in london</text:p>
          </table:table-cell>
          <table:table-cell table:number-columns-repeated="3"/>
          <table:table-cell table:formula="of:=((4-[.C381])/3)*([.D381]^2/[.E38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photography studios in nj</text:p>
          </table:table-cell>
          <table:table-cell table:number-columns-repeated="3"/>
          <table:table-cell table:formula="of:=((4-[.C382])/3)*([.D382]^2/[.E38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photography website</text:p>
          </table:table-cell>
          <table:table-cell table:number-columns-repeated="3"/>
          <table:table-cell table:formula="of:=((4-[.C383])/3)*([.D383]^2/[.E38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hotography websites</text:p>
          </table:table-cell>
          <table:table-cell table:number-columns-repeated="3"/>
          <table:table-cell table:formula="of:=((4-[.C384])/3)*([.D384]^2/[.E38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hotography wedding</text:p>
          </table:table-cell>
          <table:table-cell table:number-columns-repeated="3"/>
          <table:table-cell table:formula="of:=((4-[.C385])/3)*([.D385]^2/[.E38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hotos studio</text:p>
          </table:table-cell>
          <table:table-cell table:number-columns-repeated="3"/>
          <table:table-cell table:formula="of:=((4-[.C386])/3)*([.D386]^2/[.E38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icture photography studio</text:p>
          </table:table-cell>
          <table:table-cell table:number-columns-repeated="3"/>
          <table:table-cell table:formula="of:=((4-[.C387])/3)*([.D387]^2/[.E38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icture studios</text:p>
          </table:table-cell>
          <table:table-cell table:number-columns-repeated="3"/>
          <table:table-cell table:formula="of:=((4-[.C388])/3)*([.D388]^2/[.E38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ortrait photo studio</text:p>
          </table:table-cell>
          <table:table-cell table:number-columns-repeated="3"/>
          <table:table-cell table:formula="of:=((4-[.C389])/3)*([.D389]^2/[.E38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ortrait photographer</text:p>
          </table:table-cell>
          <table:table-cell table:number-columns-repeated="3"/>
          <table:table-cell table:formula="of:=((4-[.C390])/3)*([.D390]^2/[.E39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ortrait photographers</text:p>
          </table:table-cell>
          <table:table-cell table:number-columns-repeated="3"/>
          <table:table-cell table:formula="of:=((4-[.C391])/3)*([.D391]^2/[.E39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ortrait photography</text:p>
          </table:table-cell>
          <table:table-cell table:number-columns-repeated="3"/>
          <table:table-cell table:formula="of:=((4-[.C392])/3)*([.D392]^2/[.E39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portrait photography in studio</text:p>
          </table:table-cell>
          <table:table-cell table:number-columns-repeated="3"/>
          <table:table-cell table:formula="of:=((4-[.C393])/3)*([.D393]^2/[.E39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ortraits photography studio</text:p>
          </table:table-cell>
          <table:table-cell table:number-columns-repeated="3"/>
          <table:table-cell table:formula="of:=((4-[.C394])/3)*([.D394]^2/[.E39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re wedding</text:p>
          </table:table-cell>
          <table:table-cell table:number-columns-repeated="3"/>
          <table:table-cell table:formula="of:=((4-[.C395])/3)*([.D395]^2/[.E39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regnancy photography</text:p>
          </table:table-cell>
          <table:table-cell table:number-columns-repeated="3"/>
          <table:table-cell table:formula="of:=((4-[.C396])/3)*([.D396]^2/[.E39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roduct photographer</text:p>
          </table:table-cell>
          <table:table-cell table:number-columns-repeated="3"/>
          <table:table-cell table:formula="of:=((4-[.C397])/3)*([.D397]^2/[.E39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roduct photography</text:p>
          </table:table-cell>
          <table:table-cell table:number-columns-repeated="3"/>
          <table:table-cell table:formula="of:=((4-[.C398])/3)*([.D398]^2/[.E39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rofessional family photos</text:p>
          </table:table-cell>
          <table:table-cell table:number-columns-repeated="3"/>
          <table:table-cell table:formula="of:=((4-[.C399])/3)*([.D399]^2/[.E39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professional headshots</text:p>
          </table:table-cell>
          <table:table-cell table:number-columns-repeated="3"/>
          <table:table-cell table:formula="of:=((4-[.C400])/3)*([.D400]^2/[.E40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rofessional photo shoot</text:p>
          </table:table-cell>
          <table:table-cell table:number-columns-repeated="3"/>
          <table:table-cell table:formula="of:=((4-[.C401])/3)*([.D401]^2/[.E40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rofessional photographers</text:p>
          </table:table-cell>
          <table:table-cell table:number-columns-repeated="3"/>
          <table:table-cell table:formula="of:=((4-[.C402])/3)*([.D402]^2/[.E40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rofessional photography</text:p>
          </table:table-cell>
          <table:table-cell table:number-columns-repeated="3"/>
          <table:table-cell table:formula="of:=((4-[.C403])/3)*([.D403]^2/[.E40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rofessional photography studio equipment</text:p>
          </table:table-cell>
          <table:table-cell table:number-columns-repeated="3"/>
          <table:table-cell table:formula="of:=((4-[.C404])/3)*([.D404]^2/[.E40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rofessional photos</text:p>
          </table:table-cell>
          <table:table-cell table:number-columns-repeated="3"/>
          <table:table-cell table:formula="of:=((4-[.C405])/3)*([.D405]^2/[.E40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rofessional pictures</text:p>
          </table:table-cell>
          <table:table-cell table:number-columns-repeated="3"/>
          <table:table-cell table:formula="of:=((4-[.C406])/3)*([.D406]^2/[.E40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rofessional portrait</text:p>
          </table:table-cell>
          <table:table-cell table:number-columns-repeated="3"/>
          <table:table-cell table:formula="of:=((4-[.C407])/3)*([.D407]^2/[.E40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rofessional wedding photographer</text:p>
          </table:table-cell>
          <table:table-cell table:number-columns-repeated="3"/>
          <table:table-cell table:formula="of:=((4-[.C408])/3)*([.D408]^2/[.E40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rofessional wedding photographers</text:p>
          </table:table-cell>
          <table:table-cell table:number-columns-repeated="3"/>
          <table:table-cell table:formula="of:=((4-[.C409])/3)*([.D409]^2/[.E40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reportage wedding photography</text:p>
          </table:table-cell>
          <table:table-cell table:number-columns-repeated="3"/>
          <table:table-cell table:formula="of:=((4-[.C410])/3)*([.D410]^2/[.E41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ame day photography studio</text:p>
          </table:table-cell>
          <table:table-cell table:number-columns-repeated="3"/>
          <table:table-cell table:formula="of:=((4-[.C411])/3)*([.D411]^2/[.E41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enior photography</text:p>
          </table:table-cell>
          <table:table-cell table:number-columns-repeated="3"/>
          <table:table-cell table:formula="of:=((4-[.C412])/3)*([.D412]^2/[.E41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enior photos</text:p>
          </table:table-cell>
          <table:table-cell table:number-columns-repeated="3"/>
          <table:table-cell table:formula="of:=((4-[.C413])/3)*([.D413]^2/[.E41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enior pictures</text:p>
          </table:table-cell>
          <table:table-cell table:number-columns-repeated="3"/>
          <table:table-cell table:formula="of:=((4-[.C414])/3)*([.D414]^2/[.E41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enior portraits</text:p>
          </table:table-cell>
          <table:table-cell table:number-columns-repeated="3"/>
          <table:table-cell table:formula="of:=((4-[.C415])/3)*([.D415]^2/[.E41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hooting photo studio</text:p>
          </table:table-cell>
          <table:table-cell table:number-columns-repeated="3"/>
          <table:table-cell table:formula="of:=((4-[.C416])/3)*([.D416]^2/[.E41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ikh wedding photography</text:p>
          </table:table-cell>
          <table:table-cell table:number-columns-repeated="3"/>
          <table:table-cell table:formula="of:=((4-[.C417])/3)*([.D417]^2/[.E41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till life photographers</text:p>
          </table:table-cell>
          <table:table-cell table:number-columns-repeated="3"/>
          <table:table-cell table:formula="of:=((4-[.C418])/3)*([.D418]^2/[.E41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till life photography</text:p>
          </table:table-cell>
          <table:table-cell table:number-columns-repeated="3"/>
          <table:table-cell table:formula="of:=((4-[.C419])/3)*([.D419]^2/[.E41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tudio backdrops</text:p>
          </table:table-cell>
          <table:table-cell table:number-columns-repeated="3"/>
          <table:table-cell table:formula="of:=((4-[.C420])/3)*([.D420]^2/[.E42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tudio lighting</text:p>
          </table:table-cell>
          <table:table-cell table:number-columns-repeated="3"/>
          <table:table-cell table:formula="of:=((4-[.C421])/3)*([.D421]^2/[.E42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tudio lights</text:p>
          </table:table-cell>
          <table:table-cell table:number-columns-repeated="3"/>
          <table:table-cell table:formula="of:=((4-[.C422])/3)*([.D422]^2/[.E42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tudio one photography</text:p>
          </table:table-cell>
          <table:table-cell table:number-columns-repeated="3"/>
          <table:table-cell table:formula="of:=((4-[.C423])/3)*([.D423]^2/[.E42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tudio photo</text:p>
          </table:table-cell>
          <table:table-cell table:number-columns-repeated="3"/>
          <table:table-cell table:formula="of:=((4-[.C424])/3)*([.D424]^2/[.E42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tudio photographer</text:p>
          </table:table-cell>
          <table:table-cell table:number-columns-repeated="3"/>
          <table:table-cell table:formula="of:=((4-[.C425])/3)*([.D425]^2/[.E42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tudio photographers</text:p>
          </table:table-cell>
          <table:table-cell table:number-columns-repeated="3"/>
          <table:table-cell table:formula="of:=((4-[.C426])/3)*([.D426]^2/[.E42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tudio photography tips</text:p>
          </table:table-cell>
          <table:table-cell table:number-columns-repeated="3"/>
          <table:table-cell table:formula="of:=((4-[.C427])/3)*([.D427]^2/[.E42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tudio photos</text:p>
          </table:table-cell>
          <table:table-cell table:number-columns-repeated="3"/>
          <table:table-cell table:formula="of:=((4-[.C428])/3)*([.D428]^2/[.E42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tudio portrait photography</text:p>
          </table:table-cell>
          <table:table-cell table:number-columns-repeated="3"/>
          <table:table-cell table:formula="of:=((4-[.C429])/3)*([.D429]^2/[.E42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tudio portraits</text:p>
          </table:table-cell>
          <table:table-cell table:number-columns-repeated="3"/>
          <table:table-cell table:formula="of:=((4-[.C430])/3)*([.D430]^2/[.E43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tudio wedding photo</text:p>
          </table:table-cell>
          <table:table-cell table:number-columns-repeated="3"/>
          <table:table-cell table:formula="of:=((4-[.C431])/3)*([.D431]^2/[.E43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the photography studio</text:p>
          </table:table-cell>
          <table:table-cell table:number-columns-repeated="3"/>
          <table:table-cell table:formula="of:=((4-[.C432])/3)*([.D432]^2/[.E43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top photography studios</text:p>
          </table:table-cell>
          <table:table-cell table:number-columns-repeated="3"/>
          <table:table-cell table:formula="of:=((4-[.C433])/3)*([.D433]^2/[.E43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top wedding photographers</text:p>
          </table:table-cell>
          <table:table-cell table:number-columns-repeated="3"/>
          <table:table-cell table:formula="of:=((4-[.C434])/3)*([.D434]^2/[.E43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unique wedding photo ideas</text:p>
          </table:table-cell>
          <table:table-cell table:number-columns-repeated="3"/>
          <table:table-cell table:formula="of:=((4-[.C435])/3)*([.D435]^2/[.E43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unique wedding photography</text:p>
          </table:table-cell>
          <table:table-cell table:number-columns-repeated="3"/>
          <table:table-cell table:formula="of:=((4-[.C436])/3)*([.D436]^2/[.E43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wedding album</text:p>
          </table:table-cell>
          <table:table-cell table:number-columns-repeated="3"/>
          <table:table-cell table:formula="of:=((4-[.C437])/3)*([.D437]^2/[.E43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wedding albums</text:p>
          </table:table-cell>
          <table:table-cell table:number-columns-repeated="3"/>
          <table:table-cell table:formula="of:=((4-[.C438])/3)*([.D438]^2/[.E43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wedding cinematography</text:p>
          </table:table-cell>
          <table:table-cell table:number-columns-repeated="3"/>
          <table:table-cell table:formula="of:=((4-[.C439])/3)*([.D439]^2/[.E43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wedding day photography</text:p>
          </table:table-cell>
          <table:table-cell table:number-columns-repeated="3"/>
          <table:table-cell table:formula="of:=((4-[.C440])/3)*([.D440]^2/[.E44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wedding images</text:p>
          </table:table-cell>
          <table:table-cell table:number-columns-repeated="3"/>
          <table:table-cell table:formula="of:=((4-[.C441])/3)*([.D441]^2/[.E44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wedding photo book</text:p>
          </table:table-cell>
          <table:table-cell table:number-columns-repeated="3"/>
          <table:table-cell table:formula="of:=((4-[.C442])/3)*([.D442]^2/[.E44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wedding photo packages</text:p>
          </table:table-cell>
          <table:table-cell table:number-columns-repeated="3"/>
          <table:table-cell table:formula="of:=((4-[.C443])/3)*([.D443]^2/[.E44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wedding photo shoot</text:p>
          </table:table-cell>
          <table:table-cell table:number-columns-repeated="3"/>
          <table:table-cell table:formula="of:=((4-[.C444])/3)*([.D444]^2/[.E44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wedding photographer</text:p>
          </table:table-cell>
          <table:table-cell table:number-columns-repeated="3"/>
          <table:table-cell table:formula="of:=((4-[.C445])/3)*([.D445]^2/[.E44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wedding photographer prices</text:p>
          </table:table-cell>
          <table:table-cell table:number-columns-repeated="3"/>
          <table:table-cell table:formula="of:=((4-[.C446])/3)*([.D446]^2/[.E44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wedding photographer surrey</text:p>
          </table:table-cell>
          <table:table-cell table:number-columns-repeated="3"/>
          <table:table-cell table:formula="of:=((4-[.C447])/3)*([.D447]^2/[.E44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wedding photographers</text:p>
          </table:table-cell>
          <table:table-cell table:number-columns-repeated="3"/>
          <table:table-cell table:formula="of:=((4-[.C448])/3)*([.D448]^2/[.E44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wedding photographers prices</text:p>
          </table:table-cell>
          <table:table-cell table:number-columns-repeated="3"/>
          <table:table-cell table:formula="of:=((4-[.C449])/3)*([.D449]^2/[.E44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wedding photographs</text:p>
          </table:table-cell>
          <table:table-cell table:number-columns-repeated="3"/>
          <table:table-cell table:formula="of:=((4-[.C450])/3)*([.D450]^2/[.E45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wedding photography cost</text:p>
          </table:table-cell>
          <table:table-cell table:number-columns-repeated="3"/>
          <table:table-cell table:formula="of:=((4-[.C451])/3)*([.D451]^2/[.E45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wedding photography gallery</text:p>
          </table:table-cell>
          <table:table-cell table:number-columns-repeated="3"/>
          <table:table-cell table:formula="of:=((4-[.C452])/3)*([.D452]^2/[.E45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wedding photography hertfordshire</text:p>
          </table:table-cell>
          <table:table-cell table:number-columns-repeated="3"/>
          <table:table-cell table:formula="of:=((4-[.C453])/3)*([.D453]^2/[.E45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wedding photography ireland</text:p>
          </table:table-cell>
          <table:table-cell table:number-columns-repeated="3"/>
          <table:table-cell table:formula="of:=((4-[.C454])/3)*([.D454]^2/[.E45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wedding photography kent</text:p>
          </table:table-cell>
          <table:table-cell table:number-columns-repeated="3"/>
          <table:table-cell table:formula="of:=((4-[.C455])/3)*([.D455]^2/[.E45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wedding photography package</text:p>
          </table:table-cell>
          <table:table-cell table:number-columns-repeated="3"/>
          <table:table-cell table:formula="of:=((4-[.C456])/3)*([.D456]^2/[.E45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wedding photography price list</text:p>
          </table:table-cell>
          <table:table-cell table:number-columns-repeated="3"/>
          <table:table-cell table:formula="of:=((4-[.C457])/3)*([.D457]^2/[.E45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wedding photography prices</text:p>
          </table:table-cell>
          <table:table-cell table:number-columns-repeated="3"/>
          <table:table-cell table:formula="of:=((4-[.C458])/3)*([.D458]^2/[.E45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wedding photography rates</text:p>
          </table:table-cell>
          <table:table-cell table:number-columns-repeated="3"/>
          <table:table-cell table:formula="of:=((4-[.C459])/3)*([.D459]^2/[.E45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wedding photography services</text:p>
          </table:table-cell>
          <table:table-cell table:number-columns-repeated="3"/>
          <table:table-cell table:formula="of:=((4-[.C460])/3)*([.D460]^2/[.E46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wedding photography surrey</text:p>
          </table:table-cell>
          <table:table-cell table:number-columns-repeated="3"/>
          <table:table-cell table:formula="of:=((4-[.C461])/3)*([.D461]^2/[.E46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wedding photography uk</text:p>
          </table:table-cell>
          <table:table-cell table:number-columns-repeated="3"/>
          <table:table-cell table:formula="of:=((4-[.C462])/3)*([.D462]^2/[.E46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wedding photography website</text:p>
          </table:table-cell>
          <table:table-cell table:number-columns-repeated="3"/>
          <table:table-cell table:formula="of:=((4-[.C463])/3)*([.D463]^2/[.E46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wedding photography websites</text:p>
          </table:table-cell>
          <table:table-cell table:number-columns-repeated="3"/>
          <table:table-cell table:formula="of:=((4-[.C464])/3)*([.D464]^2/[.E46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wedding photography yorkshire</text:p>
          </table:table-cell>
          <table:table-cell table:number-columns-repeated="3"/>
          <table:table-cell table:formula="of:=((4-[.C465])/3)*([.D465]^2/[.E46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wedding photos in studio</text:p>
          </table:table-cell>
          <table:table-cell table:number-columns-repeated="3"/>
          <table:table-cell table:formula="of:=((4-[.C466])/3)*([.D466]^2/[.E46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wedding pics</text:p>
          </table:table-cell>
          <table:table-cell table:number-columns-repeated="3"/>
          <table:table-cell table:formula="of:=((4-[.C467])/3)*([.D467]^2/[.E46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wedding picture</text:p>
          </table:table-cell>
          <table:table-cell table:number-columns-repeated="3"/>
          <table:table-cell table:formula="of:=((4-[.C468])/3)*([.D468]^2/[.E46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wedding picture ideas</text:p>
          </table:table-cell>
          <table:table-cell table:number-columns-repeated="3"/>
          <table:table-cell table:formula="of:=((4-[.C469])/3)*([.D469]^2/[.E469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wedding pictures</text:p>
          </table:table-cell>
          <table:table-cell table:number-columns-repeated="3"/>
          <table:table-cell table:formula="of:=((4-[.C470])/3)*([.D470]^2/[.E470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wedding pictures ideas</text:p>
          </table:table-cell>
          <table:table-cell table:number-columns-repeated="3"/>
          <table:table-cell table:formula="of:=((4-[.C471])/3)*([.D471]^2/[.E471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wedding portraits</text:p>
          </table:table-cell>
          <table:table-cell table:number-columns-repeated="3"/>
          <table:table-cell table:formula="of:=((4-[.C472])/3)*([.D472]^2/[.E472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wedding poses</text:p>
          </table:table-cell>
          <table:table-cell table:number-columns-repeated="3"/>
          <table:table-cell table:formula="of:=((4-[.C473])/3)*([.D473]^2/[.E473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wedding professional photography</text:p>
          </table:table-cell>
          <table:table-cell table:number-columns-repeated="3"/>
          <table:table-cell table:formula="of:=((4-[.C474])/3)*([.D474]^2/[.E474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wedding studios</text:p>
          </table:table-cell>
          <table:table-cell table:number-columns-repeated="3"/>
          <table:table-cell table:formula="of:=((4-[.C475])/3)*([.D475]^2/[.E475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wedding videographer</text:p>
          </table:table-cell>
          <table:table-cell table:number-columns-repeated="3"/>
          <table:table-cell table:formula="of:=((4-[.C476])/3)*([.D476]^2/[.E476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wedding videography</text:p>
          </table:table-cell>
          <table:table-cell table:number-columns-repeated="3"/>
          <table:table-cell table:formula="of:=((4-[.C477])/3)*([.D477]^2/[.E477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weddings photography</text:p>
          </table:table-cell>
          <table:table-cell table:number-columns-repeated="3"/>
          <table:table-cell table:formula="of:=((4-[.C478])/3)*([.D478]^2/[.E478]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weddings photos</text:p>
          </table:table-cell>
          <table:table-cell table:number-columns-repeated="3"/>
          <table:table-cell table:formula="of:=((4-[.C479])/3)*([.D479]^2/[.E479])" office:value-type="float" office:value="0">
            <text:p>#DIV/0!</text:p>
          </table:table-cell>
          <table:table-cell table:number-columns-repeated="1018"/>
        </table:table-row>
        <table:table-row table:style-name="ro1" table:number-rows-repeated="10480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12.08.2014</text:date>, <text:time>01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01:01:12.17</meta:creation-date>
    <dc:date>2014-08-12T01:44:17.32</dc:date>
    <meta:editing-duration>PT1H34M50S</meta:editing-duration>
    <meta:editing-cycles>2</meta:editing-cycles>
    <meta:generator>OpenOffice/4.0.1$Win32 OpenOffice.org_project/401m5$Build-9714</meta:generator>
    <meta:document-statistic meta:table-count="3" meta:cell-count="2874" meta:object-count="0"/>
  </office:meta>
</office:document-meta>
</file>